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15ad9" officeooo:paragraph-rsid="00215ad9"/>
    </style:style>
    <style:style style:name="P2" style:family="paragraph" style:parent-style-name="Text_20_body">
      <style:text-properties officeooo:rsid="00238f45" officeooo:paragraph-rsid="00238f45"/>
    </style:style>
    <style:style style:name="P3" style:family="paragraph" style:parent-style-name="Text_20_body">
      <style:text-properties officeooo:rsid="0023b1eb" officeooo:paragraph-rsid="0023b1eb"/>
    </style:style>
    <style:style style:name="P4" style:family="paragraph" style:parent-style-name="Text_20_body">
      <style:text-properties fo:font-weight="normal" officeooo:rsid="00270c7d" officeooo:paragraph-rsid="00270c7d" style:font-weight-asian="normal" style:font-weight-complex="normal"/>
    </style:style>
    <style:style style:name="P5" style:family="paragraph" style:parent-style-name="Text_20_body">
      <style:text-properties officeooo:rsid="00226504" officeooo:paragraph-rsid="002a5ecf"/>
    </style:style>
    <style:style style:name="P6" style:family="paragraph" style:parent-style-name="Text_20_body" style:list-style-name="L1">
      <style:text-properties fo:font-weight="bold" officeooo:rsid="0025986f" officeooo:paragraph-rsid="0025986f" style:font-weight-asian="bold" style:font-weight-complex="bold"/>
    </style:style>
    <style:style style:name="P7" style:family="paragraph" style:parent-style-name="Text_20_body" style:list-style-name="L1">
      <style:text-properties fo:font-weight="bold" officeooo:rsid="0026a29a" officeooo:paragraph-rsid="0026a29a" style:font-weight-asian="bold" style:font-weight-complex="bold"/>
    </style:style>
    <style:style style:name="T1" style:family="text">
      <style:text-properties officeooo:rsid="0022d618"/>
    </style:style>
    <style:style style:name="T2" style:family="text">
      <style:text-properties officeooo:rsid="0023b1eb"/>
    </style:style>
    <style:style style:name="T3" style:family="text">
      <style:text-properties officeooo:rsid="0025986f"/>
    </style:style>
    <style:style style:name="T4" style:family="text">
      <style:text-properties fo:font-weight="normal" style:font-weight-asian="normal" style:font-weight-complex="normal"/>
    </style:style>
    <style:style style:name="T5" style:family="text">
      <style:text-properties fo:font-weight="normal" officeooo:rsid="0026a29a" style:font-weight-asian="normal" style:font-weight-complex="normal"/>
    </style:style>
    <style:style style:name="T6" style:family="text">
      <style:text-properties fo:font-weight="normal" officeooo:rsid="0028859c" style:font-weight-asian="normal" style:font-weight-complex="normal"/>
    </style:style>
    <style:style style:name="T7" style:family="text">
      <style:text-properties officeooo:rsid="0028859c"/>
    </style:style>
    <style:style style:name="T8" style:family="text">
      <style:text-properties officeooo:rsid="002a5e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Implementation phase </text:p>
      <text:p text:style-name="P1">The purpose of this report is to describe how the implementation phase of this project went, what worked, what did not work, how the team worked together, and what each member did. As expected some aspects of the project have had to change since the design phase of the project. The most significant changes have to do with scope and features for the game. </text:p>
      <text:p text:style-name="P5">One of the biggest thing we learned early on in the implementation phase was that our project <text:span text:style-name="T8">was</text:span> too ambitious for the time constraints. We started off hoping to make an RPG style game with character attributes and a functional combat system, but soon realized these features had to be cut. <text:span text:style-name="T1">The majority of our time was spent on building the tools and functions required to implement the game. This means we built one class at a time with its corresponding unit tests and once we had a working class we moved on to the next. Finally in the end we used these tools to construct the game with all its data. With this method we can implement new features and functions later on as they come up. </text:span></text:p>
      <text:p text:style-name="P2">We initially started by splitting off the tasks and going off on our own to work on them, this worked <text:span text:style-name="T7">fine</text:span> until more features and classes that interacted with each other. By that point we decided to meet as a group as much as possible to have group coding sessions, doing this made the process much more effective. <text:span text:style-name="T2">Throughout the process we kept with our weekly meeting to discuss progress and features, we also had a few Google Hangout video conferences in the evenings. </text:span></text:p>
      <text:p text:style-name="P3">The bulk of the coding ended up being split into a few categories: <text:span text:style-name="T3">rooms, actions, character, game running functionality and output. Each team member was responsible for documenting any code they wrote as well as implementing the unit tests. The team as a whole helped each other whenever it was required but overall the workload was mostly divided up as follows: </text:span></text:p>
      <text:list xml:id="list1978166629692337648" text:style-name="L1">
        <text:list-item>
          <text:p text:style-name="P6">Jace Riehl (aka Philosopher Jerry): <text:span text:style-name="T5">Was in charge of</text:span><text:span text:style-name="T4"> the room and level classes functionality as well as the user manual. </text:span></text:p>
        </text:list-item>
        <text:list-item>
          <text:p text:style-name="P7">Nathan Tipper (aka Boss Jerry):<text:span text:style-name="T4"> Was in charge of actions, game functionality as well as overall game design. Nathan was also very supportive in answering technical questions from the rest of the group.</text:span></text:p>
        </text:list-item>
        <text:list-item>
          <text:p text:style-name="P7">Michel Martel (aka Artsy Jerry): <text:span text:style-name="T4">Was in charge of the characters, inventory and items as well as the story for </text:span><text:span text:style-name="T6">the game</text:span><text:span text:style-name="T4">.</text:span></text:p>
        </text:list-item>
        <text:list-item>
          <text:p text:style-name="P7">Vincent Cote (aka Handsome Jerry): <text:span text:style-name="T4">Was in charge of the user interface and screen outputs.</text:span></text:p>
        </text:list-item>
      </text:list>
      <text:p text:style-name="P4">Overall we are happy and proud of the outcome of our project, we look forward to change/add features in the next phase of the project as they come up. We gained lots of knowledge on the inner workings of group projects as well as software develop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3-13T13:34:24.896545081</dc:date>
    <meta:editing-duration>PT59M48S</meta:editing-duration>
    <meta:editing-cycles>9</meta:editing-cycles>
    <meta:generator>LibreOffice/4.2.8.2$Linux_X86_64 LibreOffice_project/420$Build-2</meta:generator>
    <dc:creator>Jace Riehl</dc:creator>
    <meta:document-statistic meta:table-count="0" meta:image-count="0" meta:object-count="0" meta:page-count="1" meta:paragraph-count="10" meta:word-count="482" meta:character-count="2711" meta:non-whitespace-character-count="2235"/>
  </office:meta>
</office:document-meta>
</file>